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repo should be c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 counts should m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gitrepo is behi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t pu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ify gitrepo line count is more that log 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py gitrepo to log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nd new timelog entr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it repo should be c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 counts should ma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py logfile to gitrep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comm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 pus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22:26.053367276</meta:creation-date>
    <dc:date>2023-05-18T10:41:50.450283720</dc:date>
    <meta:editing-duration>PT9M14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